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0096d4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b4ff"/>
    </style:style>
    <style:style style:name="gr4" style:family="graphic" style:parent-style-name="standard">
      <style:graphic-properties draw:stroke="none" svg:stroke-width="0.001cm" draw:fill-color="#005a80"/>
    </style:style>
    <style:style style:name="gr5" style:family="graphic" style:parent-style-name="standard">
      <style:graphic-properties draw:stroke="none" svg:stroke-width="0.001cm" draw:fill-color="#000000"/>
    </style:style>
    <style:style style:name="gr6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3.871cm" svg:y="-5cm"/>
          <draw:glue-point draw:id="5" svg:x="5cm" svg:y="-5cm"/>
          <draw:glue-point draw:id="6" svg:x="0.564cm" svg:y="-5cm"/>
          <draw:glue-point draw:id="7" svg:x="-5cm" svg:y="5cm"/>
          <draw:glue-point draw:id="8" svg:x="3.869cm" svg:y="5cm"/>
          <draw:glue-point draw:id="9" svg:x="-0.566cm" svg:y="5cm"/>
          <draw:glue-point draw:id="10" svg:x="-5cm" svg:y="-4.187cm"/>
          <draw:glue-point draw:id="11" svg:x="-5cm" svg:y="0.406cm"/>
          <draw:glue-point draw:id="12" svg:x="5cm" svg:y="4.077cm"/>
          <draw:glue-point draw:id="13" svg:x="5cm" svg:y="-0.462cm"/>
          <draw:glue-point draw:id="14" svg:x="0cm" svg:y="-0.017cm"/>
          <draw:polygon draw:style-name="gr1" draw:layer="layout" svg:width="1.44cm" svg:height="1.829cm" svg:x="0cm" svg:y="0.171cm" svg:viewBox="0 0 1441 1830" draw:points="0,0 0,1830 1441,1830 1441,0">
            <text:p/>
          </draw:polygon>
          <draw:path draw:style-name="gr2" draw:layer="layout" svg:width="1.432cm" svg:height="1.826cm" svg:x="0.009cm" svg:y="0.171cm" svg:viewBox="0 0 1433 1827" svg:d="m1433 1827v-1827h-1433zm1433 1827z">
            <text:p/>
          </draw:path>
          <draw:polygon draw:style-name="gr3" draw:layer="layout" svg:width="1.624cm" svg:height="0.171cm" svg:x="0cm" svg:y="0cm" svg:viewBox="0 0 1625 172" draw:points="0,172 183,0 1625,0 1441,172">
            <text:p/>
          </draw:polygon>
          <draw:path draw:style-name="gr2" draw:layer="layout" svg:width="1.615cm" svg:height="0.171cm" svg:x="0.009cm" svg:y="0cm" svg:viewBox="0 0 1616 172" svg:d="m0 163 174-163h1442l-184 172h-1432zm0-9z">
            <text:p/>
          </draw:path>
          <draw:polygon draw:style-name="gr4" draw:layer="layout" svg:width="0.184cm" svg:height="1.987cm" svg:x="1.44cm" svg:y="0cm" svg:viewBox="0 0 185 1988" draw:points="0,170 185,0 185,1816 0,1988">
            <text:p/>
          </draw:polygon>
          <draw:polygon draw:style-name="gr2" draw:layer="layout" svg:width="0.184cm" svg:height="1.987cm" svg:x="1.44cm" svg:y="0cm" svg:viewBox="0 0 185 1988" draw:points="0,170 185,0 185,1816 0,1988">
            <text:p/>
          </draw:polygon>
          <draw:polygon draw:style-name="gr5" draw:layer="layout" svg:width="0.223cm" svg:height="1.54cm" svg:x="0.209cm" svg:y="0.329cm" svg:viewBox="0 0 224 1541" draw:points="66,1435 66,105 0,105 118,0 224,105 171,105 171,1435 224,1435 118,1541 0,1435">
            <text:p/>
          </draw:polygon>
          <draw:polygon draw:style-name="gr5" draw:layer="layout" svg:width="0.223cm" svg:height="1.54cm" svg:x="0.602cm" svg:y="0.329cm" svg:viewBox="0 0 224 1541" draw:points="66,1435 66,105 0,105 118,0 224,105 171,105 171,1435 224,1435 118,1541 0,1435">
            <text:p/>
          </draw:polygon>
          <draw:polygon draw:style-name="gr5" draw:layer="layout" svg:width="0.222cm" svg:height="1.54cm" svg:x="0.996cm" svg:y="0.329cm" svg:viewBox="0 0 223 1541" draw:points="65,1435 65,105 0,105 117,0 223,105 170,105 170,1435 223,1435 117,1541 0,1435">
            <text:p/>
          </draw:polygon>
          <draw:polygon draw:style-name="gr6" draw:layer="layout" svg:width="0.223cm" svg:height="1.539cm" svg:x="0.222cm" svg:y="0.342cm" svg:viewBox="0 0 224 1540" draw:points="65,1434 65,105 0,105 118,0 224,105 171,105 171,1434 224,1434 118,1540 0,1434">
            <text:p/>
          </draw:polygon>
          <draw:polygon draw:style-name="gr6" draw:layer="layout" svg:width="0.222cm" svg:height="1.539cm" svg:x="0.616cm" svg:y="0.342cm" svg:viewBox="0 0 223 1540" draw:points="65,1434 65,105 0,105 118,0 223,105 170,105 170,1434 223,1434 118,1540 0,1434">
            <text:p/>
          </draw:polygon>
          <draw:polygon draw:style-name="gr6" draw:layer="layout" svg:width="0.223cm" svg:height="1.539cm" svg:x="1.008cm" svg:y="0.342cm" svg:viewBox="0 0 224 1540" draw:points="65,1434 65,105 0,105 118,0 224,105 171,105 171,1434 224,1434 118,1540 0,1434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IP</dc:title>
    <meta:creation-date>2011-02-07T16:47:14</meta:creation-date>
    <meta:editing-duration>P0D</meta:editing-duration>
    <meta:editing-cycles>1</meta:editing-cycles>
    <meta:document-statistic meta:object-count="13"/>
    <meta:generator>OpenOffice.org/3.3$Linux OpenOffice.org_project/330m20$Build-9567</meta:generator>
  </office:meta>
</office:document-meta>
</file>